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1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2-0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2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366" calcext:value-type="float">
            <text:p>4.07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084" calcext:value-type="float">
            <text:p>3.9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07725" calcext:value-type="float">
            <text:p>3.666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9144" calcext:value-type="float">
            <text:p>3.93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97032258065" calcext:value-type="float">
            <text:p>4.309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18825" calcext:value-type="float">
            <text:p>4.173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13316129032" calcext:value-type="float">
            <text:p>4.101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41496774194" calcext:value-type="float">
            <text:p>4.0084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2184" calcext:value-type="float">
            <text:p>3.9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803" calcext:value-type="float">
            <text:p>3.757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07089655172" calcext:value-type="float">
            <text:p>4.0750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52475" calcext:value-type="float">
            <text:p>4.1985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39535483871" calcext:value-type="float">
            <text:p>4.355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589" calcext:value-type="float">
            <text:p>4.331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8672" calcext:value-type="float">
            <text:p>4.16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6015483871" calcext:value-type="float">
            <text:p>4.161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9565" calcext:value-type="float">
            <text:p>4.223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77264516129" calcext:value-type="float">
            <text:p>4.227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13780645161" calcext:value-type="float">
            <text:p>4.0891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06812903226" calcext:value-type="float">
            <text:p>3.888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00541935484" calcext:value-type="float">
            <text:p>3.6690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71448275862" calcext:value-type="float">
            <text:p>3.44371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80361290323" calcext:value-type="float">
            <text:p>3.258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75716129032" calcext:value-type="float">
            <text:p>3.378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48670967742" calcext:value-type="float">
            <text:p>3.9924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112129032258" calcext:value-type="float">
            <text:p>4.301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61187096774" calcext:value-type="float">
            <text:p>4.219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50787096774" calcext:value-type="float">
            <text:p>4.149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26175" calcext:value-type="float">
            <text:p>4.380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7048" calcext:value-type="float">
            <text:p>4.3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93625806452" calcext:value-type="float">
            <text:p>4.270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26425" calcext:value-type="float">
            <text:p>4.0192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66142857143" calcext:value-type="float">
            <text:p>4.0946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80180645161" calcext:value-type="float">
            <text:p>4.4488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18116129032" calcext:value-type="float">
            <text:p>4.485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628" calcext:value-type="float">
            <text:p>4.51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132" calcext:value-type="float">
            <text:p>4.4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5824" calcext:value-type="float">
            <text:p>4.45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16851612903" calcext:value-type="float">
            <text:p>4.433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78" calcext:value-type="float">
            <text:p>4.3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0288" calcext:value-type="float">
            <text:p>4.39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14890322581" calcext:value-type="float">
            <text:p>4.3991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48025806452" calcext:value-type="float">
            <text:p>4.0514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42234482759" calcext:value-type="float">
            <text:p>3.87842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72412903226" calcext:value-type="float">
            <text:p>4.183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78038709677" calcext:value-type="float">
            <text:p>4.4617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1448" calcext:value-type="float">
            <text:p>4.56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58109090909" calcext:value-type="float">
            <text:p>4.46458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7552" calcext:value-type="float">
            <text:p>4.41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17575" calcext:value-type="float">
            <text:p>4.454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58503225807" calcext:value-type="float">
            <text:p>4.3735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27122580645" calcext:value-type="float">
            <text:p>4.2102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18124137931" calcext:value-type="float">
            <text:p>3.9331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9345" calcext:value-type="float">
            <text:p>4.428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73651612903" calcext:value-type="float">
            <text:p>4.4057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8832" calcext:value-type="float">
            <text:p>4.42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69125" calcext:value-type="float">
            <text:p>4.387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95745454546" calcext:value-type="float">
            <text:p>4.1969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0584" calcext:value-type="float">
            <text:p>4.2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34371428571" calcext:value-type="float">
            <text:p>4.0563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96524137931" calcext:value-type="float">
            <text:p>4.49096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98916129032" calcext:value-type="float">
            <text:p>4.472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00625" calcext:value-type="float">
            <text:p>4.2410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3376" calcext:value-type="float">
            <text:p>3.9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98525" calcext:value-type="float">
            <text:p>3.3109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032" calcext:value-type="float">
            <text:p>3.4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61675" calcext:value-type="float">
            <text:p>3.791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56257142857" calcext:value-type="float">
            <text:p>4.1745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6245" calcext:value-type="float">
            <text:p>4.234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52490322581" calcext:value-type="float">
            <text:p>4.359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1952" calcext:value-type="float">
            <text:p>4.3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1005" calcext:value-type="float">
            <text:p>4.233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9448" calcext:value-type="float">
            <text:p>3.85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5115" calcext:value-type="float">
            <text:p>3.7115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83019354839" calcext:value-type="float">
            <text:p>4.036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55225806452" calcext:value-type="float">
            <text:p>4.246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84696774194" calcext:value-type="float">
            <text:p>4.035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83587096774" calcext:value-type="float">
            <text:p>3.725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74885" calcext:value-type="float">
            <text:p>3.527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79542857143" calcext:value-type="float">
            <text:p>4.4047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0935" calcext:value-type="float">
            <text:p>4.558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241" calcext:value-type="float">
            <text:p>4.595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3688" calcext:value-type="float">
            <text:p>4.57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22575" calcext:value-type="float">
            <text:p>4.473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73316129032" calcext:value-type="float">
            <text:p>4.329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72851612903" calcext:value-type="float">
            <text:p>4.341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83458064516" calcext:value-type="float">
            <text:p>4.575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00464516129" calcext:value-type="float">
            <text:p>4.560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93419354839" calcext:value-type="float">
            <text:p>4.487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69744516129" calcext:value-type="float">
            <text:p>4.256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7875" calcext:value-type="float">
            <text:p>4.01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89544827586" calcext:value-type="float">
            <text:p>4.5368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1465" calcext:value-type="float">
            <text:p>4.601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96748387097" calcext:value-type="float">
            <text:p>4.655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5088" calcext:value-type="float">
            <text:p>4.6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05875" calcext:value-type="float">
            <text:p>4.6610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28256" calcext:value-type="float">
            <text:p>4.52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21006451613" calcext:value-type="float">
            <text:p>4.495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50775" calcext:value-type="float">
            <text:p>4.4435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12206451613" calcext:value-type="float">
            <text:p>4.5531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67458064516" calcext:value-type="float">
            <text:p>4.438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09006451613" calcext:value-type="float">
            <text:p>4.297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53675" calcext:value-type="float">
            <text:p>4.294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57714285714" calcext:value-type="float">
            <text:p>4.3455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41875" calcext:value-type="float">
            <text:p>4.4934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34296774193" calcext:value-type="float">
            <text:p>4.5753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47767741936" calcext:value-type="float">
            <text:p>4.608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9925" calcext:value-type="float">
            <text:p>4.642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4976" calcext:value-type="float">
            <text:p>4.56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8373" calcext:value-type="float">
            <text:p>4.508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6255483871" calcext:value-type="float">
            <text:p>4.353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46916129032" calcext:value-type="float">
            <text:p>4.122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1525" calcext:value-type="float">
            <text:p>3.88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9615483871" calcext:value-type="float">
            <text:p>3.993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86116129032" calcext:value-type="float">
            <text:p>3.8298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19742857143" calcext:value-type="float">
            <text:p>3.8111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545425" calcext:value-type="float">
            <text:p>4.0154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45806451613" calcext:value-type="float">
            <text:p>4.193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9296" calcext:value-type="float">
            <text:p>4.33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273825" calcext:value-type="float">
            <text:p>4.3827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22348387097" calcext:value-type="float">
            <text:p>4.418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2135" calcext:value-type="float">
            <text:p>4.3752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59329032258" calcext:value-type="float">
            <text:p>4.2675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68619354839" calcext:value-type="float">
            <text:p>4.027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92206451613" calcext:value-type="float">
            <text:p>3.714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77522580645" calcext:value-type="float">
            <text:p>3.289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09125" calcext:value-type="float">
            <text:p>4.159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88371428571" calcext:value-type="float">
            <text:p>4.18588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5945" calcext:value-type="float">
            <text:p>3.994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51225806452" calcext:value-type="float">
            <text:p>4.307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18475" calcext:value-type="float">
            <text:p>4.1451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94529032258" calcext:value-type="float">
            <text:p>3.654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01729032258" calcext:value-type="float">
            <text:p>4.2310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566709677419" calcext:value-type="float">
            <text:p>4.415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79974193548" calcext:value-type="float">
            <text:p>4.284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89858064516" calcext:value-type="float">
            <text:p>3.944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8688" calcext:value-type="float">
            <text:p>3.49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24464516129" calcext:value-type="float">
            <text:p>3.432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59944827586" calcext:value-type="float">
            <text:p>4.0735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9845" calcext:value-type="float">
            <text:p>4.447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730941935484" calcext:value-type="float">
            <text:p>4.577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74658064516" calcext:value-type="float">
            <text:p>4.6337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734275" calcext:value-type="float">
            <text:p>4.647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6016" calcext:value-type="float">
            <text:p>4.63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103" calcext:value-type="float">
            <text:p>4.634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55174193548" calcext:value-type="float">
            <text:p>4.5865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13006451613" calcext:value-type="float">
            <text:p>4.617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86993548387" calcext:value-type="float">
            <text:p>4.526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38967741936" calcext:value-type="float">
            <text:p>4.2853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042" calcext:value-type="float">
            <text:p>4.14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8105" calcext:value-type="float">
            <text:p>4.198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83974193548" calcext:value-type="float">
            <text:p>4.6048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43716129032" calcext:value-type="float">
            <text:p>4.6284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74193548387" calcext:value-type="float">
            <text:p>4.645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94090322581" calcext:value-type="float">
            <text:p>4.6399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20696774194" calcext:value-type="float">
            <text:p>4.630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015" calcext:value-type="float">
            <text:p>4.692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44696774194" calcext:value-type="float">
            <text:p>4.6454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53212903226" calcext:value-type="float">
            <text:p>4.5525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20619354839" calcext:value-type="float">
            <text:p>4.378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205525" calcext:value-type="float">
            <text:p>4.2520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79285714286" calcext:value-type="float">
            <text:p>4.3297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9689" calcext:value-type="float">
            <text:p>4.369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71690322581" calcext:value-type="float">
            <text:p>4.371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29883870968" calcext:value-type="float">
            <text:p>4.3082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76361290323" calcext:value-type="float">
            <text:p>4.081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09677419355" calcext:value-type="float">
            <text:p>3.687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3295" calcext:value-type="float">
            <text:p>3.398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92025806452" calcext:value-type="float">
            <text:p>3.761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91174193548" calcext:value-type="float">
            <text:p>3.656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75922580645" calcext:value-type="float">
            <text:p>3.5427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51432258064" calcext:value-type="float">
            <text:p>2.9475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081522580645" calcext:value-type="float">
            <text:p>3.9908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87972413793" calcext:value-type="float">
            <text:p>4.20087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16722580645" calcext:value-type="float">
            <text:p>4.140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23174193548" calcext:value-type="float">
            <text:p>4.3122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00851612903" calcext:value-type="float">
            <text:p>4.296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86787096774" calcext:value-type="float">
            <text:p>4.362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92425" calcext:value-type="float">
            <text:p>4.346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92593548387" calcext:value-type="float">
            <text:p>4.212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61729032258" calcext:value-type="float">
            <text:p>4.459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72258064516" calcext:value-type="float">
            <text:p>4.441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62503225807" calcext:value-type="float">
            <text:p>4.3126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37075" calcext:value-type="float">
            <text:p>4.109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60579310345" calcext:value-type="float">
            <text:p>4.2426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60125" calcext:value-type="float">
            <text:p>4.429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68103225807" calcext:value-type="float">
            <text:p>4.379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5192" calcext:value-type="float">
            <text:p>4.43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74375" calcext:value-type="float">
            <text:p>4.426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10451612903" calcext:value-type="float">
            <text:p>4.3021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4032" calcext:value-type="float">
            <text:p>4.1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49066666667" calcext:value-type="float">
            <text:p>4.0104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62787096774" calcext:value-type="float">
            <text:p>3.966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69445" calcext:value-type="float">
            <text:p>3.746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16877419355" calcext:value-type="float">
            <text:p>3.501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4665" calcext:value-type="float">
            <text:p>3.351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04827586207" calcext:value-type="float">
            <text:p>3.2240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94523076923" calcext:value-type="float">
            <text:p>3.95794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86658064516" calcext:value-type="float">
            <text:p>4.069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74787096774" calcext:value-type="float">
            <text:p>4.545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16075" calcext:value-type="float">
            <text:p>4.715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4768" calcext:value-type="float">
            <text:p>4.67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397" calcext:value-type="float">
            <text:p>4.700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01325" calcext:value-type="float">
            <text:p>4.6780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2095483871" calcext:value-type="float">
            <text:p>4.454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6025" calcext:value-type="float">
            <text:p>4.439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19668965517" calcext:value-type="float">
            <text:p>4.47719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806084404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12" meta:object-count="0"/>
    <meta:user-defined meta:name="AppVersion">3.0</meta:user-defined>
  </office:meta>
</office:document-meta>
</file>